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88mm" svg:height="90.05mm" svg:x="7.16mm" svg:y="84.73mm">
            <loext:p draw:notify-on-update-of-ranges="Sheet1.A1:Sheet1.A1 Sheet1.A2:Sheet1.A18 Sheet1.B1:Sheet1.B1 Sheet1.B2:Sheet1.B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88mm" svg:height="90.05mm" svg:x="168.43mm" svg:y="82.87mm">
            <loext:p draw:notify-on-update-of-ranges="Sheet1.A1:Sheet1.A1 Sheet1.A2:Sheet1.A18 Sheet1.C1:Sheet1.C1 Sheet1.C2:Sheet1.C1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0mm" svg:y="181.63mm">
            <loext:p draw:notify-on-update-of-ranges="Sheet1.A1:Sheet1.A1 Sheet1.A2:Sheet1.A18 Sheet1.D1:Sheet1.D1 Sheet1.D2:Sheet1.D1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impressions</text:p>
          </table:table-cell>
          <table:table-cell office:value-type="string" calcext:value-type="string">
            <text:p>engagements</text:p>
          </table:table-cell>
          <table:table-cell office:value-type="string" calcext:value-type="string">
            <text:p>engagement rate</text:p>
          </table:table-cell>
          <table:table-cell office:value-type="string" calcext:value-type="string">
            <text:p>replies</text:p>
          </table:table-cell>
        </table:table-row>
        <table:table-row table:style-name="ro1">
          <table:table-cell office:value-type="string" calcext:value-type="string">
            <text:p>2017-09-03 15:41 +00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0666666666666667" calcext:value-type="float">
            <text:p>0.0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9-03 15:40 +000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.0476190476190476" calcext:value-type="float">
            <text:p>0.04761904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9-03 15:39 +000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.0476190476190476" calcext:value-type="float">
            <text:p>0.04761904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9-03 15:38 +000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.0285714285714286" calcext:value-type="float">
            <text:p>0.02857142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9-03 12:50 +0000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0.0425531914893617" calcext:value-type="float">
            <text:p>0.04255319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9-03 12:48 +0000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.0416666666666667" calcext:value-type="float">
            <text:p>0.041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9-03 12:48 +0000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9-03 12:46 +000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.0192307692307692" calcext:value-type="float">
            <text:p>0.01923076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9-03 12:36 +0000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0.0317460317460317" calcext:value-type="float">
            <text:p>0.03174603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9-03 12:31 +0000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0.0307692307692308" calcext:value-type="float">
            <text:p>0.03076923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9-02 12:55 +000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0.0555555555555556" calcext:value-type="float">
            <text:p>0.0555555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9-02 06:58 +000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.0222222222222222" calcext:value-type="float">
            <text:p>0.0222222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9-02 06:45 +0000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9-02 06:33 +0000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9-02 06:25 +0000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0.025974025974026" calcext:value-type="float">
            <text:p>0.025974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8-23 14:49 +0000</text:p>
          </table:table-cell>
          <table:table-cell office:value-type="float" office:value="194" calcext:value-type="float">
            <text:p>194</text:p>
          </table:table-cell>
          <table:table-cell office:value-type="float" office:value="2" calcext:value-type="float">
            <text:p>2</text:p>
          </table:table-cell>
          <table:table-cell office:value-type="float" office:value="0.0103092783505155" calcext:value-type="float">
            <text:p>0.01030927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8-15 07:10 +0000</text:p>
          </table:table-cell>
          <table:table-cell office:value-type="float" office:value="122" calcext:value-type="float">
            <text:p>122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21:28:18.926478597</meta:creation-date>
    <dc:date>2017-09-06T21:37:01.212332233</dc:date>
    <meta:editing-duration>PT8M42S</meta:editing-duration>
    <meta:editing-cycles>1</meta:editing-cycles>
    <meta:generator>LibreOffice/5.1.6.2$Linux_X86_64 LibreOffice_project/10m0$Build-2</meta:generator>
    <meta:document-statistic meta:table-count="1" meta:cell-count="9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9cm" svg:height="9.006cm" xlink:href=".." xlink:type="simple" chart:class="chart:bar" chart:style-name="ch1">
        <chart:legend chart:legend-position="end" svg:x="13.382cm" svg:y="4.204cm" style:legend-expansion="high" chart:style-name="ch2"/>
        <chart:plot-area chart:style-name="ch3" table:cell-range-address="Sheet1.A1:Sheet1.B18" chart:data-source-has-labels="both" svg:x="0.319cm" svg:y="0.18cm" svg:width="12.744cm" svg:height="8.646cm">
          <chartooo:coordinate-region svg:x="2.755cm" svg:y="0.18cm" svg:width="10.308cm" svg:height="5.297cm"/>
          <chart:axis chart:dimension="x" chart:name="primary-x" chart:style-name="ch4" chartooo:axis-type="auto">
            <chartooo:date-scale/>
            <chart:categories table:cell-range-address="Sheet1.A2:Sheet1.A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8" chart:label-cell-address="Sheet1.B1:Sheet1.B1" chart:class="chart:bar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mpression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7-09-03 15:41 +0000</text:p>
                <draw:g>
                  <svg:desc>Sheet1.A2:Sheet1.A18</svg:desc>
                </draw:g>
              </table:table-cell>
              <table:table-cell office:value-type="float" office:value="15">
                <text:p>15</text:p>
                <draw:g>
                  <svg:desc>Sheet1.B2:Sheet1.B18</svg:desc>
                </draw:g>
              </table:table-cell>
            </table:table-row>
            <table:table-row>
              <table:table-cell office:value-type="string">
                <text:p>2017-09-03 15:40 +00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17-09-03 15:39 +00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17-09-03 15:38 +000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17-09-03 12:50 +000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7-09-03 12:48 +000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7-09-03 12:48 +000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17-09-03 12:46 +000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17-09-03 12:36 +000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17-09-03 12:31 +000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17-09-02 12:55 +00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17-09-02 06:58 +00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7-09-02 06:45 +000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17-09-02 06:33 +000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17-09-02 06:25 +000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7-08-23 14:49 +000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017-08-15 07:10 +0000</text:p>
              </table:table-cell>
              <table:table-cell office:value-type="float" office:value="122">
                <text:p>1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9cm" svg:height="9.006cm" xlink:href=".." xlink:type="simple" chart:class="chart:bar" chart:style-name="ch1">
        <chart:legend chart:legend-position="end" svg:x="13.17cm" svg:y="4.204cm" style:legend-expansion="high" chart:style-name="ch2"/>
        <chart:plot-area chart:style-name="ch3" table:cell-range-address="Sheet1.A1:Sheet1.A18 Sheet1.C1:Sheet1.C18" chart:data-source-has-labels="both" svg:x="0.241cm" svg:y="0.034cm" svg:width="12.555cm" svg:height="8.643cm">
          <chartooo:coordinate-region svg:x="2.706cm" svg:y="0.233cm" svg:width="10.09cm" svg:height="5.294cm"/>
          <chart:axis chart:dimension="x" chart:name="primary-x" chart:style-name="ch4" chartooo:axis-type="auto">
            <chartooo:date-scale/>
            <chart:categories table:cell-range-address="Sheet1.A2:Sheet1.A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18" chart:label-cell-address="Sheet1.C1:Sheet1.C1" chart:class="chart:bar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gagements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7-09-03 15:41 +0000</text:p>
                <draw:g>
                  <svg:desc>Sheet1.A2:Sheet1.A18</svg:desc>
                </draw:g>
              </table:table-cell>
              <table:table-cell office:value-type="float" office:value="1">
                <text:p>1</text:p>
                <draw:g>
                  <svg:desc>Sheet1.C2:Sheet1.C18</svg:desc>
                </draw:g>
              </table:table-cell>
            </table:table-row>
            <table:table-row>
              <table:table-cell office:value-type="string">
                <text:p>2017-09-03 15:40 +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7-09-03 15:39 +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7-09-03 15:38 +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7-09-03 12:50 +0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7-09-03 12:48 +0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7-09-03 12:48 +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9-03 12:46 +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7-09-03 12:36 +0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7-09-03 12:31 +0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7-09-02 12:55 +0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7-09-02 06:58 +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7-09-02 06:45 +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9-02 06:33 +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9-02 06:25 +0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7-08-23 14:49 +0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7-08-15 07:10 +00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679cm" svg:y="4.201cm" style:legend-expansion="high" chart:style-name="ch2"/>
        <chart:plot-area chart:style-name="ch3" table:cell-range-address="Sheet1.A1:Sheet1.A18 Sheet1.D1:Sheet1.D18" chart:data-source-has-labels="both" svg:x="0.32cm" svg:y="0.18cm" svg:width="12.039cm" svg:height="8.64cm">
          <chartooo:coordinate-region svg:x="2.777cm" svg:y="0.18cm" svg:width="9.582cm" svg:height="5.29cm"/>
          <chart:axis chart:dimension="x" chart:name="primary-x" chart:style-name="ch4" chartooo:axis-type="auto">
            <chartooo:date-scale/>
            <chart:categories table:cell-range-address="Sheet1.A2:Sheet1.A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18" chart:label-cell-address="Sheet1.D1:Sheet1.D1" chart:class="chart:bar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gagement rat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7-09-03 15:41 +0000</text:p>
                <draw:g>
                  <svg:desc>Sheet1.A2:Sheet1.A18</svg:desc>
                </draw:g>
              </table:table-cell>
              <table:table-cell office:value-type="float" office:value="0.0666666666666667">
                <text:p>0.0666666666666667</text:p>
                <draw:g>
                  <svg:desc>Sheet1.D2:Sheet1.D18</svg:desc>
                </draw:g>
              </table:table-cell>
            </table:table-row>
            <table:table-row>
              <table:table-cell office:value-type="string">
                <text:p>2017-09-03 15:40 +0000</text:p>
              </table:table-cell>
              <table:table-cell office:value-type="float" office:value="0.0476190476190476">
                <text:p>0.0476190476190476</text:p>
              </table:table-cell>
            </table:table-row>
            <table:table-row>
              <table:table-cell office:value-type="string">
                <text:p>2017-09-03 15:39 +0000</text:p>
              </table:table-cell>
              <table:table-cell office:value-type="float" office:value="0.0476190476190476">
                <text:p>0.0476190476190476</text:p>
              </table:table-cell>
            </table:table-row>
            <table:table-row>
              <table:table-cell office:value-type="string">
                <text:p>2017-09-03 15:38 +0000</text:p>
              </table:table-cell>
              <table:table-cell office:value-type="float" office:value="0.0285714285714286">
                <text:p>0.0285714285714286</text:p>
              </table:table-cell>
            </table:table-row>
            <table:table-row>
              <table:table-cell office:value-type="string">
                <text:p>2017-09-03 12:50 +0000</text:p>
              </table:table-cell>
              <table:table-cell office:value-type="float" office:value="0.0425531914893617">
                <text:p>0.0425531914893617</text:p>
              </table:table-cell>
            </table:table-row>
            <table:table-row>
              <table:table-cell office:value-type="string">
                <text:p>2017-09-03 12:48 +0000</text:p>
              </table:table-cell>
              <table:table-cell office:value-type="float" office:value="0.0416666666666667">
                <text:p>0.0416666666666667</text:p>
              </table:table-cell>
            </table:table-row>
            <table:table-row>
              <table:table-cell office:value-type="string">
                <text:p>2017-09-03 12:48 +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9-03 12:46 +0000</text:p>
              </table:table-cell>
              <table:table-cell office:value-type="float" office:value="0.0192307692307692">
                <text:p>0.0192307692307692</text:p>
              </table:table-cell>
            </table:table-row>
            <table:table-row>
              <table:table-cell office:value-type="string">
                <text:p>2017-09-03 12:36 +0000</text:p>
              </table:table-cell>
              <table:table-cell office:value-type="float" office:value="0.0317460317460317">
                <text:p>0.0317460317460317</text:p>
              </table:table-cell>
            </table:table-row>
            <table:table-row>
              <table:table-cell office:value-type="string">
                <text:p>2017-09-03 12:31 +0000</text:p>
              </table:table-cell>
              <table:table-cell office:value-type="float" office:value="0.0307692307692308">
                <text:p>0.0307692307692308</text:p>
              </table:table-cell>
            </table:table-row>
            <table:table-row>
              <table:table-cell office:value-type="string">
                <text:p>2017-09-02 12:55 +0000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string">
                <text:p>2017-09-02 06:58 +0000</text:p>
              </table:table-cell>
              <table:table-cell office:value-type="float" office:value="0.0222222222222222">
                <text:p>0.0222222222222222</text:p>
              </table:table-cell>
            </table:table-row>
            <table:table-row>
              <table:table-cell office:value-type="string">
                <text:p>2017-09-02 06:45 +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9-02 06:33 +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9-02 06:25 +0000</text:p>
              </table:table-cell>
              <table:table-cell office:value-type="float" office:value="0.025974025974026">
                <text:p>0.025974025974026</text:p>
              </table:table-cell>
            </table:table-row>
            <table:table-row>
              <table:table-cell office:value-type="string">
                <text:p>2017-08-23 14:49 +0000</text:p>
              </table:table-cell>
              <table:table-cell office:value-type="float" office:value="0.0103092783505155">
                <text:p>0.0103092783505155</text:p>
              </table:table-cell>
            </table:table-row>
            <table:table-row>
              <table:table-cell office:value-type="string">
                <text:p>2017-08-15 07:10 +00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